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 style:master-page-name="First_20_Page">
      <style:paragraph-properties fo:margin-left="0cm" fo:margin-right="0cm" fo:text-align="start" style:justify-single-word="false" fo:orphans="2" fo:widows="2" fo:text-indent="0cm" style:auto-text-indent="false" style:page-number="auto"/>
      <style:text-properties officeooo:paragraph-rsid="00119d1a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22.5pt" fo:letter-spacing="normal" fo:font-style="normal" fo:font-weight="bold" officeooo:paragraph-rsid="00119d1a"/>
    </style:style>
    <style:style style:name="P3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style:font-name="Agency FB" fo:font-size="42pt" officeooo:paragraph-rsid="00119d1a" style:font-size-asian="42pt" style:font-size-complex="42pt"/>
    </style:style>
    <style:style style:name="P4" style:family="paragraph" style:parent-style-name="Contents_20_Heading">
      <style:paragraph-properties fo:break-before="page"/>
      <style:text-properties style:font-name="Agency FB" fo:font-size="20pt" style:font-size-asian="20pt" style:font-size-complex="20pt"/>
    </style:style>
    <style:style style:name="P5" style:family="paragraph" style:parent-style-name="Contents_20_2">
      <style:paragraph-properties>
        <style:tab-stops>
          <style:tab-stop style:position="16.348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847cm" style:type="right" style:leader-style="dotted" style:leader-text="."/>
        </style:tab-stops>
      </style:paragraph-properties>
    </style:style>
    <style:style style:name="P7" style:family="paragraph" style:parent-style-name="Standard" style:list-style-name="">
      <style:paragraph-properties fo:text-align="start" style:justify-single-word="false" fo:orphans="2" fo:widows="2"/>
      <style:text-properties style:font-name="Agency FB" fo:font-size="16pt" officeooo:paragraph-rsid="00119d1a" style:font-size-asian="16pt" style:font-size-complex="16pt"/>
    </style:style>
    <style:style style:name="P8" style:family="paragraph" style:parent-style-name="Heading_20_2">
      <style:paragraph-properties fo:break-before="page"/>
      <style:text-properties style:font-name="Agency FB"/>
    </style:style>
    <style:style style:name="P9" style:family="paragraph" style:parent-style-name="Heading_20_3">
      <style:text-properties style:font-name="Agency FB"/>
    </style:style>
    <style:style style:name="P10" style:family="paragraph" style:parent-style-name="Text_20_body" style:list-style-name="L1">
      <style:paragraph-properties fo:text-align="start" style:justify-single-word="false" fo:orphans="2" fo:widows="2"/>
      <style:text-properties fo:color="#1d2125" loext:opacity="100%" style:font-name="Agency FB" fo:font-size="14pt" officeooo:paragraph-rsid="00119d1a" style:font-size-asian="14pt" style:font-size-complex="14pt"/>
    </style:style>
    <style:style style:name="P11" style:family="paragraph" style:parent-style-name="Heading_20_3">
      <style:text-properties style:font-name="Agency FB" fo:font-weight="bold" style:font-weight-asian="bold" style:font-weight-complex="bold"/>
    </style:style>
    <style:style style:name="P12" style:family="paragraph" style:parent-style-name="Text_20_body" style:list-style-name="L2">
      <style:paragraph-properties fo:text-align="start" style:justify-single-word="false" fo:orphans="2" fo:widows="2"/>
      <style:text-properties fo:color="#1d2125" loext:opacity="100%" style:font-name="Agency FB" fo:font-size="16pt" officeooo:paragraph-rsid="00137af3" style:font-size-asian="16pt" style:font-size-complex="16pt"/>
    </style:style>
    <style:style style:name="P13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000000" loext:opacity="100%" style:font-name="Agency FB" fo:font-size="14pt" fo:letter-spacing="normal" fo:font-style="normal" fo:font-weight="normal" officeooo:paragraph-rsid="00119d1a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Heading_20_2">
      <style:text-properties style:font-name="Agency FB"/>
    </style:style>
    <style:style style:name="P15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1d2125" loext:opacity="100%" style:font-name="Agency FB" fo:font-size="16pt" fo:letter-spacing="normal" fo:font-style="normal" fo:font-weight="normal" officeooo:paragraph-rsid="00119d1a" style:font-size-asian="16pt" style:font-size-complex="16pt"/>
    </style:style>
    <style:style style:name="P16" style:family="paragraph" style:parent-style-name="Text_20_body" style:list-style-name="L5">
      <style:paragraph-properties fo:margin-top="0cm" fo:margin-bottom="0cm" style:contextual-spacing="false" fo:text-align="start" style:justify-single-word="false"/>
      <style:text-properties fo:color="#1d2125" loext:opacity="100%" style:font-name="Agency FB" fo:font-size="16pt" officeooo:paragraph-rsid="00137af3" style:font-size-asian="16pt" style:font-size-complex="16pt"/>
    </style:style>
    <style:style style:name="P17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fo:font-variant="normal" fo:text-transform="none" fo:color="#1d2125" loext:opacity="100%" style:font-name="Agency FB" fo:font-size="16pt" fo:letter-spacing="normal" fo:font-style="normal" fo:font-weight="normal" officeooo:paragraph-rsid="00119d1a" style:font-size-asian="16pt" style:font-size-complex="16pt"/>
    </style:style>
    <style:style style:name="P18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officeooo:paragraph-rsid="00119d1a"/>
    </style:style>
    <style:style style:name="P19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officeooo:paragraph-rsid="00137af3"/>
    </style:style>
    <style:style style:name="P20" style:family="paragraph" style:parent-style-name="Text_20_body" style:list-style-name="L6">
      <style:paragraph-properties fo:text-align="start" style:justify-single-word="false"/>
      <style:text-properties officeooo:paragraph-rsid="00137af3"/>
    </style:style>
    <style:style style:name="T1" style:family="text">
      <style:text-properties fo:font-variant="normal" fo:text-transform="none" fo:color="#1d2125" loext:opacity="100%" fo:letter-spacing="normal" fo:font-style="normal" fo:font-weight="bold"/>
    </style:style>
    <style:style style:name="T2" style:family="text">
      <style:text-properties style:font-name="Agency FB" fo:font-size="15pt" style:font-size-asian="15pt" style:font-size-complex="15pt"/>
    </style:style>
    <style:style style:name="T3" style:family="text">
      <style:text-properties style:font-name="Agency FB" fo:font-size="15pt" fo:font-style="normal" style:font-size-asian="15pt" style:font-size-complex="15pt"/>
    </style:style>
    <style:style style:name="T4" style:family="text">
      <style:text-properties fo:font-variant="normal" fo:text-transform="none" fo:color="#41484d" loext:opacity="100%" fo:letter-spacing="normal" fo:font-style="normal" fo:font-weight="normal" officeooo:rsid="00119d1a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41484d" loext:opacity="100%" fo:letter-spacing="norm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1d2125" loext:opacity="100%" fo:letter-spacing="normal" fo:font-style="normal" officeooo:rsid="00119d1a"/>
    </style:style>
    <style:style style:name="T7" style:family="text">
      <style:text-properties fo:font-variant="normal" fo:text-transform="none" fo:color="#1d2125" loext:opacity="100%" fo:letter-spacing="normal" fo:font-style="normal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color="#00274a" loext:opacity="100%" fo:font-size="14pt" officeooo:rsid="00119d1a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274a" loext:opacity="100%" fo:font-size="14pt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0274a" loext:opacity="100%" fo:font-size="14pt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loext:opacity="100%" fo:font-size="14pt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loext:opacity="100%" fo:font-size="14pt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font-name="Agency FB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loext:opacity="100%" style:font-name="Agency FB" fo:font-size="14pt" fo:letter-spacing="normal" fo:font-style="normal" fo:font-weight="normal" officeooo:rsid="00137af3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loext:opacity="100%" style:font-name="Agency FB" fo:font-size="14pt" fo:font-style="normal" fo:font-weight="normal" officeooo:rsid="00137af3" style:font-size-asian="14pt" style:font-style-asian="normal" style:font-weight-asian="normal" style:font-size-complex="14pt" style:font-style-complex="normal" style:font-weight-complex="normal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centros.edu.xunta.gal/iesteis/aulavirtual/mod/assign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ACTIVIDAD 3 - CRMS</text:span> </text:p>
      <text:table-of-content text:style-name="Sect1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4">Sumario</text:p>
          </text:index-title>
          <text:p text:style-name="P5"><text:a xlink:type="simple" xlink:href="#__RefHeading___Toc10_2694375531" text:style-name="Index_20_Link" text:visited-style-name="Index_20_Link"><text:span text:style-name="T2">CRM on demand (bajo demanda):<text:tab/>3</text:span></text:a></text:p>
          <text:p text:style-name="P6"><text:a xlink:type="simple" xlink:href="#__RefHeading___Toc12_2694375531" text:style-name="Index_20_Link" text:visited-style-name="Index_20_Link"><text:span text:style-name="T2">Definición:<text:tab/>3</text:span></text:a></text:p>
          <text:p text:style-name="P6"><text:a xlink:type="simple" xlink:href="#__RefHeading___Toc14_2694375531" text:style-name="Index_20_Link" text:visited-style-name="Index_20_Link"><text:span text:style-name="T3">Características:</text:span><text:span text:style-name="T2"><text:tab/>3</text:span></text:a></text:p>
          <text:p text:style-name="P6"><text:a xlink:type="simple" xlink:href="#__RefHeading___Toc16_2694375531" text:style-name="Index_20_Link" text:visited-style-name="Index_20_Link"><text:span text:style-name="T3">Ejemplos:</text:span><text:span text:style-name="T2"><text:tab/>3</text:span></text:a></text:p>
          <text:p text:style-name="P5"><text:a xlink:type="simple" xlink:href="#__RefHeading___Toc18_2694375531" text:style-name="Index_20_Link" text:visited-style-name="Index_20_Link"><text:span text:style-name="T2">CRM on premise:<text:tab/>3</text:span></text:a></text:p>
          <text:p text:style-name="P6"><text:a xlink:type="simple" xlink:href="#__RefHeading___Toc20_2694375531" text:style-name="Index_20_Link" text:visited-style-name="Index_20_Link"><text:span text:style-name="T2">Definición:<text:tab/>3</text:span></text:a></text:p>
          <text:p text:style-name="P6"><text:a xlink:type="simple" xlink:href="#__RefHeading___Toc22_2694375531" text:style-name="Index_20_Link" text:visited-style-name="Index_20_Link"><text:span text:style-name="T3">Características:</text:span><text:span text:style-name="T2"><text:tab/>3</text:span></text:a></text:p>
          <text:p text:style-name="P6"><text:a xlink:type="simple" xlink:href="#__RefHeading___Toc24_2694375531" text:style-name="Index_20_Link" text:visited-style-name="Index_20_Link"><text:span text:style-name="T3">Ejemplos:</text:span><text:span text:style-name="T2"><text:tab/>4</text:span></text:a></text:p>
        </text:index-body>
      </text:table-of-content>
      <text:p text:style-name="P7"/>
      <text:h text:style-name="P8" text:outline-level="2"><text:bookmark text:name="yui_3_18_1_1_1758646247661_71"/><text:bookmark-start text:name="__RefHeading___Toc10_2694375531"/>CRM on demand (bajo demanda):<text:bookmark-end text:name="__RefHeading___Toc10_2694375531"/></text:h>
      <text:h text:style-name="P9" text:outline-level="3"><text:bookmark-start text:name="__RefHeading___Toc12_2694375531"/>Definición:<text:bookmark-end text:name="__RefHeading___Toc12_2694375531"/></text:h>
      <text:list text:style-name="L1">
        <text:list-item>
          <text:list>
            <text:list-item>
              <text:list>
                <text:list-item>
                  <text:p text:style-name="P10"><text:span text:style-name="T4">B</text:span><text:span text:style-name="T5">usca simplificar y reducir costes y su filosofía es la del </text:span><text:span text:style-name="Emphasis"><text:span text:style-name="T5">Cloud-Computing</text:span></text:span><text:span text:style-name="T5">. No obstante, suelen ofrecer un gran abanico de posibilidades para cubrir todas las funciones de la empresa con el cliente, Este sistema CRM tiene como baza que se </text:span><text:span text:style-name="Strong_20_Emphasis"><text:span text:style-name="T5">desarrolla e implementa más rápido</text:span></text:span><text:span text:style-name="T5"> que un</text:span><text:span text:style-name="Strong_20_Emphasis"><text:span text:style-name="T5"> CRM on Premise</text:span></text:span><text:span text:style-name="T5">, y presenta muchas más facilidades de uso: es accesible</text:span><text:span text:style-name="Strong_20_Emphasis"><text:span text:style-name="T5"> desde cualquier dispositivo y desde cualquier lugar, tan solo necesitas una conexión a Internet.</text:span></text:span></text:p>
                </text:list-item>
              </text:list>
            </text:list-item>
          </text:list>
        </text:list-item>
      </text:list>
      <text:h text:style-name="P11" text:outline-level="3"><text:bookmark-start text:name="__RefHeading___Toc14_2694375531"/><text:span text:style-name="T6">C</text:span><text:span text:style-name="T7">aracterísticas:</text:span><text:bookmark-end text:name="__RefHeading___Toc14_2694375531"/></text:h>
      <text:list text:style-name="L2">
        <text:list-item>
          <text:list>
            <text:list-item>
              <text:list>
                <text:list-item>
                  <text:p text:style-name="P12"><text:span text:style-name="Strong_20_Emphasis"><text:span text:style-name="T8">Accesibilidad Remota:</text:span></text:span><text:span text:style-name="T9"> Disponible desde cualquier dispositivo con conexión a internet.</text:span></text:p>
                </text:list-item>
                <text:list-item>
                  <text:p text:style-name="P12"><text:span text:style-name="Strong_20_Emphasis">Escalabilidad:</text:span> Facilita la expansión según las necesidades del negocio.</text:p>
                </text:list-item>
                <text:list-item>
                  <text:p text:style-name="P12"><text:span text:style-name="Strong_20_Emphasis">Actualizaciones Automáticas:</text:span> El proveedor gestiona las actualizaciones y mejoras.</text:p>
                </text:list-item>
                <text:list-item>
                  <text:p text:style-name="P12"><text:span text:style-name="Strong_20_Emphasis">Costos Iniciales Reducidos:</text:span> Modelo de suscripción mensual o anual, sin necesidad de inversiones en infraestructura.</text:p>
                </text:list-item>
                <text:list-item>
                  <text:p text:style-name="P12"><text:span text:style-name="Strong_20_Emphasis">Integración:</text:span> Posibilidad de integrarse con otras aplicaciones y servicios en la nube.</text:p>
                </text:list-item>
              </text:list>
            </text:list-item>
          </text:list>
        </text:list-item>
      </text:list>
      <text:h text:style-name="P11" text:outline-level="3"><text:bookmark-start text:name="__RefHeading___Toc16_2694375531"/><text:span text:style-name="T6">E</text:span><text:span text:style-name="T7">jemplos:</text:span><text:bookmark-end text:name="__RefHeading___Toc16_2694375531"/></text:h>
      <text:list text:style-name="L3">
        <text:list-item>
          <text:list>
            <text:list-item>
              <text:list>
                <text:list-item>
                  <text:p text:style-name="P13">Salesforce </text:p>
                </text:list-item>
                <text:list-item>
                  <text:p text:style-name="P13">Microsoft Dynamics CRM Online </text:p>
                </text:list-item>
                <text:list-item>
                  <text:p text:style-name="P13">Oracle CRM On Demand </text:p>
                </text:list-item>
                <text:list-item>
                  <text:p text:style-name="P13">SugarCRM, </text:p>
                </text:list-item>
              </text:list>
            </text:list-item>
          </text:list>
        </text:list-item>
      </text:list>
      <text:h text:style-name="P14" text:outline-level="2"><text:bookmark-start text:name="__RefHeading___Toc18_2694375531"/>CRM on premise:<text:bookmark-end text:name="__RefHeading___Toc18_2694375531"/></text:h>
      <text:h text:style-name="P9" text:outline-level="3"><text:bookmark-start text:name="__RefHeading___Toc20_2694375531"/>Definición:<text:bookmark-end text:name="__RefHeading___Toc20_2694375531"/></text:h>
      <text:list text:style-name="L4">
        <text:list-item>
          <text:list>
            <text:list-item>
              <text:list>
                <text:list-item>
                  <text:p text:style-name="P15"><text:span text:style-name="T10">Es un </text:span><text:span text:style-name="T11">servicio 'in house', cuya instalación y mantenimiento se llevaba a cabo por especialistas IT, y era gestionada por los propios trabajadores. Este software On Premise estaba orientado a grandes empresas debido a su mayor personalización, para evitar sobrecargar el servidor por la carga de información y por considerarse más seguro. Añadido a ello, está la opción de adaptarse al crecimiento del negocio, más complicado en el caso del </text:span><text:span text:style-name="Strong_20_Emphasis"><text:span text:style-name="T12">CRM On Demand.</text:span></text:span><text:span text:style-name="T13"> </text:span></text:p>
                </text:list-item>
              </text:list>
            </text:list-item>
          </text:list>
        </text:list-item>
      </text:list>
      <text:h text:style-name="P11" text:outline-level="3"><text:bookmark-start text:name="__RefHeading___Toc22_2694375531"/><text:span text:style-name="T6">C</text:span><text:span text:style-name="T7">aracterísticas:</text:span><text:bookmark-end text:name="__RefHeading___Toc22_2694375531"/></text:h>
      <text:list text:style-name="L5">
        <text:list-item>
          <text:list>
            <text:list-item>
              <text:list>
                <text:list-item>
                  <text:p text:style-name="P16"><text:span text:style-name="Strong_20_Emphasis"><text:span text:style-name="T8">Control Total:</text:span></text:span><text:span text:style-name="T9"> La empresa tiene pleno control sobre la infraestructura y datos.</text:span></text:p>
                </text:list-item>
                <text:list-item>
                  <text:p text:style-name="P16"><text:span text:style-name="Strong_20_Emphasis">Personalización:</text:span> Mayor capacidad para adaptar el sistema a las necesidades específicas.</text:p>
                </text:list-item>
                <text:list-item>
                  <text:p text:style-name="P16"><text:span text:style-name="Strong_20_Emphasis">Seguridad:</text:span> Posibilidad de implementar medidas de seguridad internas más estrictas.</text:p>
                </text:list-item>
                <text:list-item>
                  <text:p text:style-name="P16"><text:span text:style-name="Strong_20_Emphasis">Costos Iniciales Altos:</text:span> Requiere inversión en hardware, licencias y personal técnico.</text:p>
                </text:list-item>
                <text:list-item>
                  <text:p text:style-name="P16"><text:span text:style-name="Strong_20_Emphasis">Mantenimiento Interno:</text:span> El equipo de IT es responsable de las actualizaciones y resolución de problemas.</text:p>
                </text:list-item>
              </text:list>
            </text:list-item>
          </text:list>
        </text:list-item>
      </text:list>
      <text:h text:style-name="P11" text:outline-level="3"><text:bookmark-start text:name="__RefHeading___Toc24_2694375531"/><text:soft-page-break/><text:span text:style-name="T6">E</text:span><text:span text:style-name="T7">jemplos:</text:span><text:bookmark-end text:name="__RefHeading___Toc24_2694375531"/></text:h>
      <text:list text:style-name="L6">
        <text:list-item>
          <text:list>
            <text:list-item>
              <text:list>
                <text:list-item>
                  <text:p text:style-name="P17"><text:span text:style-name="Strong_20_Emphasis"><text:span text:style-name="T14">Act CRM</text:span></text:span><text:span text:style-name="T15"> </text:span></text:p>
                </text:list-item>
                <text:list-item>
                  <text:p text:style-name="P18"><text:span text:style-name="Strong_20_Emphasis"><text:span text:style-name="T16">OroCRM</text:span></text:span><text:span text:style-name="T16"> </text:span></text:p>
                </text:list-item>
                <text:list-item>
                  <text:p text:style-name="P17"><text:span text:style-name="Strong_20_Emphasis"><text:span text:style-name="T14">SuiteCRM</text:span></text:span></text:p>
                </text:list-item>
                <text:list-item>
                  <text:p text:style-name="P19"><text:span text:style-name="Strong_20_Emphasis"><text:span text:style-name="T17">Y</text:span></text:span><text:span text:style-name="Strong_20_Emphasis"><text:span text:style-name="T17">etiforce CRM</text:span></text:span><text:span text:style-name="Strong_20_Emphasis"><text:span text:style-name="T18"> </text:span></text:span></text:p>
                </text:list-item>
                <text:list-item>
                  <text:p text:style-name="P20"><text:span text:style-name="Strong_20_Emphasis"><text:span text:style-name="T17">Odoo CRM </text:span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-top="none" fo:border-bottom="none" fo:border-left="1.5pt solid #000000" fo:border-right="none" fo:padding="0.04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8:49:05.841181600</meta:creation-date>
    <dc:date>2025-09-23T19:33:11.738931200</dc:date>
    <meta:editing-duration>PT19M25S</meta:editing-duration>
    <meta:editing-cycles>1</meta:editing-cycles>
    <meta:document-statistic meta:table-count="0" meta:image-count="0" meta:object-count="0" meta:page-count="4" meta:paragraph-count="40" meta:word-count="340" meta:character-count="2191" meta:non-whitespace-character-count="1900"/>
    <meta:generator>LibreOffice/25.2.5.2$Windows_X86_64 LibreOffice_project/03d19516eb2e1dd5d4ccd751a0d6f35f35e08022</meta:generator>
  </office:meta>
</office:document-meta>
</file>